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20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Package and Function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ckage and Fun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ackage is used in VHDL language to have a modular VHDL design. </text:p>
              </text:list-item>
              <text:list-item>
                <text:p>It has many similarities with the headers of C language.</text:p>
              </text:list-item>
              <text:list-item>
                <text:p>Package can be used to declare a type, subtype, constant, file, alias, component, attribute, function etc and use them in different VHDL files of a same project. </text:p>
              </text:list-item>
              <text:list-item>
                <text:p>I show you an example here of a VHDL package, which includes some constants and datatyp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3.716cm" svg:x="1.4cm" svg:y="1.016cm" presentation:class="outline" presentation:user-transformed="true">
          <draw:text-box>
            <text:list text:style-name="L3">
              <text:list-header>
                <text:p>package Package_MF is</text:p>
                <text:p><text:s text:c="4"/>constant sync_read: integer:= 0;</text:p>
                <text:p><text:s text:c="4"/>constant sync_all: integer:= 0;</text:p>
                <text:p><text:s text:c="4"/>constant sync_selector: integer:= 0; </text:p>
                <text:p><text:s text:c="4"/>constant N: integer:= 32; --16;</text:p>
                <text:p><text:s text:c="4"/>constant INPUTSIZE: integer := 160;</text:p>
                <text:p><text:s text:c="4"/>---------- load register types -----------</text:p>
                <text:p><text:s text:c="4"/>type loadN is array (1 to 16) of std_logic;</text:p>
                <text:p><text:s text:c="4"/>type load_yMF_type is array(1 to 16) of std_logic;</text:p>
                <text:p><text:s text:c="4"/>type load_Lreg_type is array(1 to 16, 1 to 16) of std_logic;</text:p>
                <text:p>end Package_MF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ckage and Function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If we include this package in any VHDL files, we can use constants like sync_read or sync_all without declaring them again and again. </text:p>
              </text:list-item>
              <text:list-item>
                <text:p>This helps us to write an error free and readable code.</text:p>
              </text:list-item>
              <text:list-item>
                <text:p>The same goes for the types of datas, we can use the loadN type of data which has 16 separate 1-bit load values.</text:p>
              </text:list-item>
              <text:list-item>
                <text:p>To call this header in another VHDL file, we have to use,</text:p>
              </text:list-item>
              <text:list-item>
                <text:p>use work.package_MF.ALL;</text:p>
              </text:list-item>
              <text:list-item>
                <text:p>We have seen in the last hour that the components can also be placed in the package. </text:p>
              </text:list-item>
              <text:list-item>
                <text:p>If you place the components in a package, you dont have to declare them again, you can just mention their port map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3.97cm" svg:x="1.4cm" svg:y="0.762cm" presentation:class="outline" presentation:user-transformed="true">
          <draw:text-box>
            <text:list text:style-name="L3">
              <text:list-header>
                <text:p>-------------------------------------------------------</text:p>
                <text:p>-- package for datapath and controller</text:p>
                <text:p>--------------------------------------------------------</text:p>
                <text:p>library ieee ;</text:p>
                <text:p>use ieee.std_logic_1164.all ;</text:p>
                <text:p>use work.averager_types.all ;</text:p>
                <text:p>package averager_components is</text:p>
                <text:p><text:s text:c="4"/>component datapath</text:p>
                <text:p><text:s text:c="4"/>port (</text:p>
                <text:p><text:s text:c="4"/>a, b, c, d : in num ;</text:p>
                <text:p><text:s text:c="4"/>sum : out num ;</text:p>
                <text:p><text:s text:c="4"/>sel : in std_logic_vector (1 downto 0) ;</text:p>
                <text:p><text:s text:c="4"/>load, clear, clk : in std_logic</text:p>
                <text:p><text:s text:c="4"/>) ;</text:p>
                <text:p><text:s/>end component ;</text:p>
                <text:p><text:s text:c="4"/>component controller</text:p>
                <text:p><text:s text:c="4"/>port (</text:p>
                <text:p><text:s text:c="4"/>update : in std_logic ;</text:p>
                <text:p><text:s text:c="4"/>sel : out std_logic_vector (1 downto 0) ;</text:p>
                <text:p><text:s text:c="4"/>load, clear : out std_logic ;</text:p>
                <text:p><text:s text:c="4"/>clk : in std_logic</text:p>
                <text:p><text:s text:c="4"/>) ;</text:p>
                <text:p><text:s text:c="4"/>end component ;</text:p>
                <text:p>end averager_components 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3.462cm" svg:x="1.4cm" svg:y="1.016cm" presentation:class="outline" presentation:user-transformed="true">
          <draw:text-box>
            <text:list text:style-name="L3">
              <text:list-header>
                <text:p>--------------------------------------------------------</text:p>
                <text:p>-- Top Entity----------------------------------------</text:p>
                <text:p>--------------------------------------------------------</text:p>
                <text:p>library ieee ;</text:p>
                <text:p>use ieee.std_logic_1164.all ;</text:p>
                <text:p>use ieee.std_logic_arith.all ;</text:p>
                <text:p>use work.averager_types.all ;</text:p>
                <text:p>use work.averager_components.all ;</text:p>
                <text:p>entity averager is port (</text:p>
                <text:p>a, b, c, d : in num ;</text:p>
                <text:p>sum : out num ;</text:p>
                <text:p>update, clk : in std_logic ) ;</text:p>
                <text:p>end averager ;</text:p>
                <text:p>architecture rtl of averager is</text:p>
                <text:p><text:s text:c="4"/>signal sel : std_logic_vector (1 downto 0) ;</text:p>
                <text:p><text:s text:c="4"/>signal load, clear : std_logic ;</text:p>
                <text:p>-- other declarations (e.g. components) here</text:p>
                <text:p>begin</text:p>
                <text:p><text:s text:c="4"/>d1: datapath port map ( a, b, c, d, sum, sel, load,</text:p>
                <text:p><text:s text:c="4"/>clear, clk ) ;</text:p>
                <text:p><text:s text:c="4"/>c1: controller port map ( update, sel, load,</text:p>
                <text:p><text:s text:c="4"/>clear, clk ) ;</text:p>
                <text:p>end rtl 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ckag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everal packages can be used to have a nice VHDL design. </text:p>
              </text:list-item>
              <text:list-item>
                <text:p>You can see two packages averager_types and averager_components being used in the top entity in this exampl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s VHDL is a hardware description language, a simple function can be a very powerful statement to express digital logic. </text:p>
              </text:list-item>
              <text:list-item>
                <text:p>Just like other languages, the VHDL functions are used to increase reusability for parts of the code. </text:p>
              </text:list-item>
              <text:list-item>
                <text:p>I would suggest to use functions for small amount of codes to represent combinational logic, for example, calculating the multiplication or the addition etc. </text:p>
              </text:list-item>
              <text:list-item>
                <text:p>Function always has to return a statement and the return value has to be assigned to something. The functions cannot use a wait statement. </text:p>
              </text:list-item>
              <text:list-item>
                <text:p>An example of a function to compute the maximum of two values is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function max (n : integer; m : integer) return integer is</text:p>
                <text:p>begin <text:s/></text:p>
                <text:p><text:s text:c="4"/>if n &gt; m then</text:p>
                <text:p><text:s text:c="6"/>return n;</text:p>
                <text:p><text:s text:c="4"/>else</text:p>
                <text:p><text:s text:c="6"/>return m;</text:p>
                <text:p><text:s text:c="4"/>end if;</text:p>
                <text:p>end max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71cm" svg:y="6.096cm" presentation:class="title" presentation:user-transformed="true">
          <draw:text-box>
            <text:p>Thank You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2:39:01.804691386</meta:creation-date>
    <dc:date>2023-06-05T03:04:04.413485310</dc:date>
    <meta:editing-duration>PT3M44S</meta:editing-duration>
    <meta:editing-cycles>1</meta:editing-cycles>
    <meta:document-statistic meta:object-count="58"/>
    <meta:generator>LibreOffice/6.4.7.2$Linux_X86_64 LibreOffice_project/40$Build-2</meta:generator>
  </office:meta>
</office:document-meta>
</file>